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style:font-name="MS Gothic" style:font-name-asian="MS Gothic" style:font-name-complex="MS Gothic"/>
    </style:style>
    <style:style style:name="T4" style:parent-style-name="DefaultParagraphFont" style:family="text">
      <style:text-properties style:font-name="Aptos" style:font-name-complex="Aptos"/>
    </style:style>
    <style:style style:name="T5" style:parent-style-name="DefaultParagraphFont" style:family="text">
      <style:text-properties style:font-name="MS Gothic" style:font-name-asian="MS Gothic" style:font-name-complex="MS Gothic"/>
    </style:style>
    <style:style style:name="T6" style:parent-style-name="DefaultParagraphFont" style:family="text">
      <style:text-properties style:font-name="Aptos" style:font-name-complex="Aptos"/>
    </style:style>
    <style:style style:name="T7" style:parent-style-name="DefaultParagraphFont" style:family="text">
      <style:text-properties style:font-name="MS Gothic" style:font-name-asian="MS Gothic" style:font-name-complex="MS Gothic"/>
    </style:style>
    <style:style style:name="T8" style:parent-style-name="DefaultParagraphFont" style:family="text">
      <style:text-properties style:font-name="Aptos" style:font-name-complex="Aptos"/>
    </style:style>
    <style:style style:name="T9" style:parent-style-name="DefaultParagraphFont" style:family="text">
      <style:text-properties style:font-name="MS Gothic" style:font-name-asian="MS Gothic" style:font-name-complex="MS Gothic"/>
    </style:style>
    <style:style style:name="T10" style:parent-style-name="DefaultParagraphFont" style:family="text">
      <style:text-properties style:font-name="Aptos" style:font-name-complex="Aptos"/>
    </style:style>
    <style:style style:name="T11" style:parent-style-name="DefaultParagraphFont" style:family="text">
      <style:text-properties style:font-name="MS Gothic" style:font-name-asian="MS Gothic" style:font-name-complex="MS Gothic"/>
    </style:style>
    <style:style style:name="T12" style:parent-style-name="DefaultParagraphFont" style:family="text">
      <style:text-properties style:font-name="Aptos" style:font-name-complex="Aptos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2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oject Name: scorecalculatorapp</text:p>
      <text:p text:style-name="P2">Directory Structure:</text:p>
      <text:p text:style-name="Normal">css</text:p>
      <text:p text:style-name="Normal">scorecalculatorapp/</text:p>
      <text:p text:style-name="Normal">│</text:p>
      <text:p text:style-name="Normal"><text:span text:style-name="T3">├</text:span><text:span text:style-name="T4">──</text:span><text:s/>src/</text:p>
      <text:p text:style-name="Normal">│ <text:s text:c="2"/><text:span text:style-name="T5">├</text:span><text:span text:style-name="T6">──</text:span><text:s/>Components/</text:p>
      <text:p text:style-name="Normal">│ <text:s text:c="2"/>│ <text:s text:c="2"/>└── CalculateScore.js</text:p>
      <text:p text:style-name="Normal">│ <text:s text:c="2"/><text:span text:style-name="T7">├</text:span><text:span text:style-name="T8">──</text:span><text:s/>Stylesheets/</text:p>
      <text:p text:style-name="Normal">│ <text:s text:c="2"/>│ <text:s text:c="2"/>└── mystyle.css</text:p>
      <text:p text:style-name="Normal">│ <text:s text:c="2"/><text:span text:style-name="T9">├</text:span><text:span text:style-name="T10">──</text:span><text:s/>App.js</text:p>
      <text:p text:style-name="Normal">│ <text:s text:c="2"/><text:span text:style-name="T11">├</text:span><text:span text:style-name="T12">──</text:span><text:s/>index.js</text:p>
      <text:p text:style-name="Normal">│ <text:s text:c="2"/>└── ...</text:p>
      <text:p text:style-name="Normal"><draw:custom-shape svg:x="0in" svg:y="0in" svg:width="45.51042in" svg:height="0.00139in" draw:z-index="0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Normal"/>
      <text:p text:style-name="P13">src/Components/CalculateScore.js</text:p>
      <text:p text:style-name="Normal">jsx</text:p>
      <text:p text:style-name="Normal">import React from 'react';</text:p>
      <text:p text:style-name="Normal">import '../Stylesheets/mystyle.css';</text:p>
      <text:p text:style-name="Normal"/>
      <text:p text:style-name="Normal">function CalculateScore(props) {</text:p>
      <text:p text:style-name="Normal"><text:s text:c="2"/>const average = props.total / props.goal;</text:p>
      <text:p text:style-name="Normal"/>
      <text:p text:style-name="Normal"><text:s text:c="2"/>return (</text:p>
      <text:p text:style-name="Normal"><text:s text:c="4"/>&lt;div className="score-container"&gt;</text:p>
      <text:p text:style-name="Normal"><text:s text:c="6"/>&lt;h2&gt;Student Score Calculator&lt;/h2&gt;</text:p>
      <text:p text:style-name="Normal"><text:s text:c="6"/>&lt;p&gt;&lt;strong&gt;Name:&lt;/strong&gt; {props.name}&lt;/p&gt;</text:p>
      <text:p text:style-name="Normal"><text:s text:c="6"/>&lt;p&gt;&lt;strong&gt;School:&lt;/strong&gt; {props.school}&lt;/p&gt;</text:p>
      <text:soft-page-break/>
      <text:p text:style-name="Normal"><text:s text:c="6"/>&lt;p&gt;&lt;strong&gt;Total Marks:&lt;/strong&gt; {props.total}&lt;/p&gt;</text:p>
      <text:p text:style-name="Normal"><text:s text:c="6"/>&lt;p&gt;&lt;strong&gt;Number of Subjects:&lt;/strong&gt; {props.goal}&lt;/p&gt;</text:p>
      <text:p text:style-name="Normal"><text:s text:c="6"/>&lt;p className="highlight"&gt;&lt;strong&gt;Average Score:&lt;/strong&gt; {average.toFixed(2)}&lt;/p&gt;</text:p>
      <text:p text:style-name="Normal"><text:s text:c="4"/>&lt;/div&gt;</text:p>
      <text:p text:style-name="Normal"><text:s text:c="2"/>);</text:p>
      <text:p text:style-name="Normal">}</text:p>
      <text:p text:style-name="Normal"/>
      <text:p text:style-name="Normal">export default CalculateScore;</text:p>
      <text:p text:style-name="Normal"><draw:custom-shape svg:x="0in" svg:y="0in" svg:width="45.51042in" svg:height="0.00139in" draw:z-index="0" draw:id="id1" draw:style-name="a1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14"><text:s/>src/Stylesheets/mystyle.css</text:p>
      <text:p text:style-name="Normal">css</text:p>
      <text:p text:style-name="Normal">.score-container {</text:p>
      <text:p text:style-name="Normal"><text:s text:c="2"/>border: 2px solid #4CAF50;</text:p>
      <text:p text:style-name="Normal"><text:s text:c="2"/>padding: 20px;</text:p>
      <text:p text:style-name="Normal"><text:s text:c="2"/>margin: 40px auto;</text:p>
      <text:p text:style-name="Normal"><text:s text:c="2"/>width: 400px;</text:p>
      <text:p text:style-name="Normal"><text:s text:c="2"/>border-radius: 10px;</text:p>
      <text:p text:style-name="Normal"><text:s text:c="2"/>background-color: #f9f9f9;</text:p>
      <text:p text:style-name="Normal"><text:s text:c="2"/>box-shadow: 2px 2px 10px rgba(0, 0, 0, 0.1);</text:p>
      <text:p text:style-name="Normal"><text:s text:c="2"/>font-family: Arial, sans-serif;</text:p>
      <text:p text:style-name="Normal">}</text:p>
      <text:p text:style-name="Normal"/>
      <text:p text:style-name="Normal">.score-container h2 {</text:p>
      <text:p text:style-name="Normal"><text:s text:c="2"/>color: #4CAF50;</text:p>
      <text:p text:style-name="Normal"><text:s text:c="2"/>text-align: center;</text:p>
      <text:p text:style-name="Normal">}</text:p>
      <text:p text:style-name="Normal"/>
      <text:soft-page-break/>
      <text:p text:style-name="Normal">.highlight {</text:p>
      <text:p text:style-name="Normal"><text:s text:c="2"/>color: #d32f2f;</text:p>
      <text:p text:style-name="Normal"><text:s text:c="2"/>font-weight: bold;</text:p>
      <text:p text:style-name="Normal"><text:s text:c="2"/>font-size: 1.2em;</text:p>
      <text:p text:style-name="Normal">}</text:p>
      <text:p text:style-name="Normal"><draw:custom-shape svg:x="0in" svg:y="0in" svg:width="45.51042in" svg:height="0.00139in" draw:z-index="0" draw:id="id2" draw:style-name="a2" draw:name="Horizontal Line 40" text:anchor-type="as-char"><svg:title/><svg:desc/><draw:enhanced-geometry draw:type="non-primitive" svg:viewBox="0 0 21600 21600" draw:enhanced-path="M 0 0 L 21600 0 21600 21600 0 21600 Z N"/></draw:custom-shape></text:p>
      <text:p text:style-name="P15"><text:s/>src/App.js</text:p>
      <text:p text:style-name="Normal">jsx</text:p>
      <text:p text:style-name="Normal">import React from 'react';</text:p>
      <text:p text:style-name="Normal">import CalculateScore from './Components/CalculateScore';</text:p>
      <text:p text:style-name="Normal"/>
      <text:p text:style-name="Normal">function App() {</text:p>
      <text:p text:style-name="Normal"><text:s text:c="2"/>return (</text:p>
      <text:p text:style-name="Normal"><text:s text:c="4"/>&lt;div&gt;</text:p>
      <text:p text:style-name="Normal"><text:s text:c="6"/>&lt;CalculateScore name="Rahul Sharma" school="Greenwood High" total={450} goal={5} /&gt;</text:p>
      <text:p text:style-name="Normal"><text:s text:c="4"/>&lt;/div&gt;</text:p>
      <text:p text:style-name="Normal"><text:s text:c="2"/>);</text:p>
      <text:p text:style-name="Normal">}</text:p>
      <text:p text:style-name="Normal"/>
      <text:p text:style-name="Normal">export default App;</text:p>
      <text:p text:style-name="Normal"><draw:custom-shape svg:x="0in" svg:y="0in" svg:width="45.51042in" svg:height="0.00139in" draw:z-index="0" draw:id="id3" draw:style-name="a3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P16"><text:s/>src/index.js</text:p>
      <text:p text:style-name="Normal">jsx</text:p>
      <text:p text:style-name="Normal">import React from 'react';</text:p>
      <text:p text:style-name="Normal">import ReactDOM from 'react-dom/client';</text:p>
      <text:p text:style-name="Normal">import './index.css';</text:p>
      <text:p text:style-name="Normal">import App from './App';</text:p>
      <text:p text:style-name="Normal"/>
      <text:p text:style-name="Normal">const root = ReactDOM.createRoot(document.getElementById('root'));</text:p>
      <text:p text:style-name="Normal">root.render(</text:p>
      <text:p text:style-name="Normal"><text:s text:c="2"/>&lt;React.StrictMode&gt;</text:p>
      <text:p text:style-name="Normal"><text:s text:c="4"/>&lt;App /&gt;</text:p>
      <text:p text:style-name="Normal"><text:s text:c="2"/>&lt;/React.StrictMode&gt;</text:p>
      <text:p text:style-name="Normal">);</text:p>
      <text:p text:style-name="Normal"><draw:custom-shape svg:x="0in" svg:y="0in" svg:width="45.51042in" svg:height="0.00139in" draw:z-index="0" draw:id="id4" draw:style-name="a4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P17"><text:s/>Commands to Execute</text:p>
      <text:p text:style-name="P18"><text:s/>Step 1: Create React Project</text:p>
      <text:p text:style-name="Normal">bash</text:p>
      <text:p text:style-name="Normal">npx create-react-app scorecalculatorapp</text:p>
      <text:p text:style-name="P19"><text:s/>Step 2: Navigate to Project Folder</text:p>
      <text:p text:style-name="Normal">cd scorecalculatorapp</text:p>
      <text:p text:style-name="Normal"><text:span text:style-name="T20">S</text:span><text:span text:style-name="T21">tep 3: Start the App</text:span></text:p>
      <text:p text:style-name="Normal">npm start</text:p>
      <text:p text:style-name="Normal">Then open your browser and go to:</text:p>
      <text:p text:style-name="Normal">arduino</text:p>
      <text:p text:style-name="Normal">http://localhost:3000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7-27T18:47:00Z</meta:creation-date>
    <dc:date>2025-07-27T18:49:00Z</dc:date>
    <meta:template xlink:href="Normal.dotm" xlink:type="simple"/>
    <meta:editing-cycles>2</meta:editing-cycles>
    <meta:editing-duration>PT120S</meta:editing-duration>
    <meta:document-statistic meta:page-count="4" meta:paragraph-count="4" meta:word-count="308" meta:character-count="2066" meta:row-count="14" meta:non-whitespace-character-count="1762"/>
  </office:meta>
</office:document-meta>
</file>